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4568" calcext:value-type="float">
            <text:p>88.3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912" calcext:value-type="float">
            <text:p>88.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2792" calcext:value-type="float">
            <text:p>88.6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200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1776" calcext:value-type="float">
            <text:p>91.1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8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302</text:p>
          </table:table-cell>
          <table:table-cell office:value-type="string" calcext:value-type="string">
            <text:p>Pleasant Hill NE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